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129cc" officeooo:paragraph-rsid="002129cc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1e854a"/>
    </style:style>
    <style:style style:name="T5" style:family="text">
      <style:text-properties fo:language="en" fo:country="US" officeooo:rsid="001ffcf0"/>
    </style:style>
    <style:style style:name="T6" style:family="text">
      <style:text-properties fo:language="en" fo:country="US" officeooo:rsid="002003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1</text:span><text:span text:style-name="T6">8</text:span><text:span text:style-name="T5">th</text:span> of <text:span text:style-name="T4">November</text:span><text:span text:style-name="T3"> </text:span>202<text:span text:style-name="T3">5</text:span> under the <text:span text:style-name="T6">53rd</text:span> PA Meeting.</text:p>
      <text:p text:style-name="P1"/>
      <text:p text:style-name="P1">The Assembly, recognising the current situation,</text:p>
      <text:p text:style-name="P1"/>
      <text:p text:style-name="P4">Constitutes the need to define a recipe for compacting the warped wart block using netherwart for motion M53-5 as follows:</text:p>
      <text:p text:style-name="P4">Nether wart blocks will be: ("X","X","X"),("","",""),("","","")</text:p>
      <text:p text:style-name="P4">Warped wart blocks will be: ("","","")("","","")("X","X","X")</text:p>
      <text:p text:style-name="P1"/>
      <text:p text:style-name="P1">And proceeds.</text:p>
      <text:p text:style-name="P1"/>
      <text:p text:style-name="P1">Signed by,</text:p>
      <text:p text:style-name="P4">RedPanda_4</text:p>
      <text:p text:style-name="P1"/>
      <text:p text:style-name="P1"/>
      <text:p text:style-name="P1"/>
      <text:p text:style-name="Standard"><text:span text:style-name="T1">[</text:span><text:span text:style-name="T2">Motion 53-5-1: To define the recipe for compacting the warped wart block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8T18:22:52.611777397</dc:date>
    <meta:editing-duration>PT3M17S</meta:editing-duration>
    <meta:editing-cycles>12</meta:editing-cycles>
    <meta:generator>LibreOffice/24.2.7.2$Linux_X86_64 LibreOffice_project/420$Build-2</meta:generator>
    <meta:document-statistic meta:table-count="0" meta:image-count="0" meta:object-count="0" meta:page-count="1" meta:paragraph-count="9" meta:word-count="70" meta:character-count="489" meta:non-whitespace-character-count="428"/>
  </office:meta>
</office:document-meta>
</file>